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6">
      <style:paragraph-properties fo:text-align="justify" style:justify-single-word="false"/>
    </style:style>
    <style:style style:name="P4" style:family="paragraph" style:parent-style-name="Text_20_body" style:list-style-name="L7">
      <style:paragraph-properties fo:text-align="justify" style:justify-single-word="false"/>
    </style:style>
    <style:style style:name="P5" style:family="paragraph" style:parent-style-name="Text_20_body" style:list-style-name="L8">
      <style:paragraph-properties fo:text-align="justify" style:justify-single-word="false"/>
    </style:style>
    <style:style style:name="P6" style:family="paragraph" style:parent-style-name="Text_20_body" style:list-style-name="L9">
      <style:paragraph-properties fo:text-align="justify" style:justify-single-word="false"/>
    </style:style>
    <style:style style:name="P7" style:family="paragraph" style:parent-style-name="Text_20_body" style:list-style-name="L10">
      <style:paragraph-properties fo:text-align="justify" style:justify-single-word="false"/>
    </style:style>
    <style:style style:name="P8" style:family="paragraph" style:parent-style-name="Text_20_body" style:list-style-name="L11">
      <style:paragraph-properties fo:text-align="justify" style:justify-single-word="false"/>
    </style:style>
    <style:style style:name="P9" style:family="paragraph" style:parent-style-name="Text_20_body" style:list-style-name="L1">
      <style:paragraph-properties fo:text-align="justify" style:justify-single-word="false"/>
      <style:text-properties fo:font-style="italic" style:font-style-asian="italic" style:font-style-complex="italic"/>
    </style:style>
    <style:style style:name="P10" style:family="paragraph" style:parent-style-name="Text_20_body" style:list-style-name="L1">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11" style:family="paragraph" style:parent-style-name="Text_20_body" style:list-style-name="L3">
      <style:paragraph-properties fo:text-align="justify" style:justify-single-word="false"/>
      <style:text-properties fo:font-style="italic" style:font-style-asian="italic" style:font-style-complex="italic"/>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4" style:family="paragraph" style:parent-style-name="Text_20_body" style:list-style-name="L2">
      <style:paragraph-properties fo:text-align="justify" style:justify-single-word="false"/>
      <style:text-properties fo:font-style="italic" fo:font-weight="bold" style:font-style-asian="italic" style:font-weight-asian="bold" style:font-style-complex="italic" style:font-weight-complex="bold"/>
    </style:style>
    <style:style style:name="P15" style:family="paragraph" style:parent-style-name="Text_20_body" style:list-style-name="L4">
      <style:paragraph-properties fo:text-align="justify" style:justify-single-word="false"/>
      <style:text-properties fo:font-style="italic" fo:font-weight="bold" style:font-style-asian="italic" style:font-weight-asian="bold" style:font-style-complex="italic" style:font-weight-complex="bold"/>
    </style:style>
    <style:style style:name="P16" style:family="paragraph" style:parent-style-name="Text_20_body" style:list-style-name="L5">
      <style:paragraph-properties fo:text-align="justify" style:justify-single-word="false"/>
      <style:text-properties fo:font-style="italic" fo:font-weight="normal" style:font-style-asian="italic" style:font-weight-asian="normal" style:font-style-complex="italic" style:font-weight-complex="normal"/>
    </style:style>
    <style:style style:name="P17" style:family="paragraph" style:parent-style-name="Text_20_body"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18" style:family="paragraph" style:parent-style-name="Text_20_body" style:list-style-name="L5">
      <style:text-properties fo:font-style="italic" fo:font-weight="normal" style:font-style-asian="italic" style:font-weight-asian="normal" style:font-style-complex="italic" style:font-weight-complex="normal"/>
    </style:style>
    <style:style style:name="P19" style:family="paragraph" style:parent-style-name="Text_20_body">
      <style:paragraph-properties fo:text-align="justify" style:justify-single-word="false"/>
      <style:text-properties fo:font-weight="bold" style:font-weight-asian="bold" style:font-weight-complex="bold"/>
    </style:style>
    <style:style style:name="P20" style:family="paragraph" style:parent-style-name="Text_20_body" style:list-style-name="L9">
      <style:paragraph-properties fo:text-align="justify" style:justify-single-word="false"/>
      <style:text-properties fo:font-weight="bold" style:font-weight-asian="bold" style:font-weight-complex="bold"/>
    </style:style>
    <style:style style:name="P21" style:family="paragraph" style:parent-style-name="Text_20_body" style:list-style-name="L10">
      <style:paragraph-properties fo:text-align="justify" style:justify-single-word="false"/>
      <style:text-properties fo:font-weight="normal" style:font-weight-asian="normal" style:font-weight-complex="normal"/>
    </style:style>
    <style:style style:name="P22" style:family="paragraph" style:parent-style-name="Heading_20_2">
      <style:paragraph-properties fo:break-before="page"/>
    </style:style>
    <style:style style:name="P23" style:family="paragraph" style:parent-style-name="Heading_20_1">
      <style:paragraph-properties fo:text-align="center" style:justify-single-word="false"/>
    </style:style>
    <style:style style:name="P2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font-weight-asian="bold"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bold" style:font-style-complex="normal"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style-asian="italic"/>
    </style:style>
    <style:style style:name="T16" style:family="text">
      <style:text-properties style:font-weight-asian="bold"/>
    </style:style>
    <style:style style:name="T17" style:family="text">
      <style:text-properties style:font-style-complex="italic"/>
    </style:style>
    <style:style style:name="T18" style:family="text">
      <style:text-properties style:font-weight-complex="bold"/>
    </style:style>
    <style:style style:name="T19" style:family="text">
      <style:text-properties style:font-weight-asian="normal"/>
    </style:style>
    <style:style style:name="T20" style:family="text">
      <style:text-properties style:font-weight-complex="normal"/>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escription générale de chaque classe du client</text:h>
      <text:h text:style-name="Heading_20_2" text:outline-level="2">Classe Media</text:h>
      <text:p text:style-name="P1"><text:tab/>Cette classe représente un média sur le disque dur. Cela peut être un répertoire ou un simple fichier. Elle <text:s/>est justement héritée par les classes <text:span text:style-name="T2">Dir</text:span> et <text:span text:style-name="T2">File</text:span> sur lesquelles nous reviendrons <text:s/>plus bas. C'est une classe abstraite; elle possède des méthodes virtuelles qui seront implémentées par ses classes filles.</text:p>
      <text:p text:style-name="P13">Attributs importants : </text:p>
      <text:list xml:id="list1450981797" text:style-name="L1">
        <text:list-item>
          <text:p text:style-name="P9"><text:span text:style-name="T10">localPath : </text:span><text:span text:style-name="T13">chemin du media sur le disque dur de l'utilisateur.</text:span></text:p>
        </text:list-item>
        <text:list-item>
          <text:p text:style-name="P9"><text:span text:style-name="T10">RealPath : </text:span><text:span text:style-name="T13">chemin du media stocké sur le serveur SVN</text:span></text:p>
        </text:list-item>
        <text:list-item>
          <text:p text:style-name="P10"><text:span text:style-name="T10">detectionState : </text:span><text:span text:style-name="T13">liste de tous les changements non encore traités par lesquels est passé le media ; la liste des états est :</text:span></text:p>
          <text:list>
            <text:list-item>
              <text:p text:style-name="P2"><text:span text:style-name="T13">MediaIsCreating : le media est en cours de création</text:span></text:p>
            </text:list-item>
            <text:list-item>
              <text:p text:style-name="P2"><text:span text:style-name="T13">MediaIsRemoving : le media est en cours de suppression</text:span></text:p>
            </text:list-item>
            <text:list-item>
              <text:p text:style-name="P2"><text:span text:style-name="T13">MediaIsUpdating : le media est encore de modification</text:span></text:p>
            </text:list-item>
          </text:list>
        </text:list-item>
      </text:list>
      <text:p text:style-name="P13">Méthodes importantes :</text:p>
      <text:list xml:id="list1747102082" text:style-name="L2">
        <text:list-item>
          <text:p text:style-name="P14">toXml : <text:span text:style-name="T12">renvoie un noeud XML décrivant le media et son arborescence (sous forme d'enfants de ce noeud) s'il s'agit d'un répertoire, en précisant pour chaque média son </text:span><text:span text:style-name="T9">localPath, realPath </text:span><text:span text:style-name="T12">et sa liste </text:span><text:span text:style-name="T9">dectectionState </text:span><text:span text:style-name="T12">d'étas non encore traités, séparés par des virgules. On précise pour chaque fichier son hash, réalisé en appliquant l'algorithme de hash MD5 sur le contenu du fichier.</text:span></text:p>
        </text:list-item>
        <text:list-item>
          <text:p text:style-name="P14">findMediaByLocalPath <text:span text:style-name="T12">: Renvoie un pointeur vers le Media dont le </text:span><text:span text:style-name="T9">localPath</text:span><text:span text:style-name="T12"> est celui passé en paramètre, NULL sinon. Cette fonction parcours l'ensemble de l'arborescence d'un répertoire, si le média depuis lequel on l'appelle est un répertoire.</text:span></text:p>
        </text:list-item>
        <text:list-item>
          <text:p text:style-name="P14">findMediaByRealPath <text:span text:style-name="T12">: Renvoie un pointeur vers le Media dont le </text:span><text:span text:style-name="T9">realPath</text:span><text:span text:style-name="T12"> est celui passé en paramètre, NULL sinon. Cette fonction parcours l'ensemble de l'arborescence d'un répertoire, si le média depuis lequel on l'appelle est un répertoire.</text:span></text:p>
          <text:p text:style-name="P14"><text:span text:style-name="T12"/></text:p>
        </text:list-item>
      </text:list>
      <text:h text:style-name="Heading_20_2" text:outline-level="2"><text:span text:style-name="T12">Classe Dir</text:span></text:h>
      <text:p text:style-name="Text_20_body"><text:span text:style-name="T12"><text:tab/>Cette classe hérite de </text:span><text:span text:style-name="T14">Media, </text:span><text:span text:style-name="T12">elle représente un répertoire sur le disque dur de l'utilisateur.</text:span></text:p>
      <text:p text:style-name="P12">Attributs importants :</text:p>
      <text:list xml:id="list600326047" text:style-name="L3">
        <text:list-item>
          <text:p text:style-name="P11"><text:span text:style-name="T9">watcher :</text:span><text:span text:style-name="T12"> objet de type </text:span><text:span text:style-name="T14">QfileSystemWatcher </text:span><text:span text:style-name="T12">qui surveille les changements apparus dans le répertoire. Il repère aussi les changements apparus dans les fichiers contenus dans ce dernier. A chaque changement, le slot </text:span><text:span text:style-name="T2">directoryChangedAction </text:span><text:span text:style-name="T12">est appelé.</text:span></text:p>
        </text:list-item>
        <text:list-item>
          <text:p text:style-name="P11"><text:span text:style-name="T9">subMedias : </text:span><text:span text:style-name="T12">liste de pointeurs vers les médias contenus dans le répertoire. Cela peut être aussi bien un fichier qu'un répertoire. </text:span></text:p>
        </text:list-item>
        <text:list-item>
          <text:p text:style-name="P11"><text:span text:style-name="T9">Listen : </text:span><text:span text:style-name="T12">booléen qui détermine si les changements apparus dans le répertoire doivent être traités </text:span><text:soft-page-break/><text:span text:style-name="T12">ou non. Une fois mis à true, il l'est aussi dans tous les répertoires contenus dans la liste </text:span><text:span text:style-name="T9">subMedias.</text:span></text:p>
        </text:list-item>
        <text:list-item>
          <text:p text:style-name="P11"><text:span text:style-name="T9">OldDetections : </text:span><text:span text:style-name="T12">liste de pointeurs vers des médias contenus le répertoire dans lesquels des changements sont apparus lors d'un lancement antérieur de l'application cliente mais n'ont pas encore été traités. Ces changements sont traités une fois l'attribut </text:span><text:span text:style-name="T9">listen </text:span><text:span text:style-name="T12">mis à true pour la première fois.</text:span></text:p>
        </text:list-item>
      </text:list>
      <text:p text:style-name="P13">Méthodes importantes</text:p>
      <text:list xml:id="list1463299533" text:style-name="L4">
        <text:list-item>
          <text:p text:style-name="P15">loadDir : <text:span text:style-name="T12">méthode statique qui renvoie un objet </text:span><text:span text:style-name="T11">Dir </text:span><text:span text:style-name="T12">à partir d'un noeud XML</text:span><text:span text:style-name="T12"><office:annotation><dc:creator>julien </dc:creator><dc:date>2011-04-18T09:06:10</dc:date><text:p text:style-name="P24"><text:span text:style-name="T22">Mettre un impr Ecran d'un fichier de config XML</text:span></text:p></office:annotation></text:span><text:span text:style-name="T12">. Elle remplit la liste </text:span><text:span text:style-name="T9">subMedias </text:span><text:span text:style-name="T12">par les éléments fils de ce noeud, qui sont soit des fichiers, soit des répertoires. Elle permet aussi de remplir la liste </text:span><text:span text:style-name="T9">oldDetections </text:span><text:span text:style-name="T12">du répertoire parent</text:span><text:span text:style-name="T9">.</text:span><text:span text:style-name="T12"> </text:span></text:p>
        </text:list-item>
        <text:list-item>
          <text:p text:style-name="P15">DirectoryChangedAction : <text:span text:style-name="T12">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11">Depot. </text:span></text:p>
        </text:list-item>
      </text:list>
      <text:h text:style-name="Heading_20_2" text:outline-level="2"><text:span text:style-name="T12">Classe File</text:span></text:h>
      <text:p text:style-name="Text_20_body"><text:span text:style-name="T12"><text:tab/>Classe qui hérite de </text:span><text:span text:style-name="T14">Media</text:span><text:span text:style-name="T12">, représentant un fichier sur le disque dur de l'utilisateur.</text:span></text:p>
      <text:p text:style-name="P12">Attributs importants :</text:p>
      <text:list xml:id="list1814208810" text:style-name="L5">
        <text:list-item>
          <text:p text:style-name="P18">hash : <text:span text:style-name="T11">signature du fichier, obtenu en appliquant à son contenu l'algorithme de hash MD5.</text:span></text:p>
        </text:list-item>
      </text:list>
      <text:p text:style-name="P12">Méthodes importantes :</text:p>
      <text:list xml:id="list1695576435" text:style-name="L6">
        <text:list-item>
          <text:p text:style-name="P3"><text:span text:style-name="T5">loadFile : </text:span><text:span text:style-name="T12">méthode statique qui renvoie un objet </text:span><text:span text:style-name="T14">File </text:span><text:span text:style-name="T12">à partir d'un noeud XML. Elle récupère les attributs </text:span><text:span text:style-name="T6">localPath, realPath </text:span><text:span text:style-name="T12">et ajoute le fichier à la liste </text:span><text:span text:style-name="T6">oldDetections </text:span><text:span text:style-name="T12">de son répertoire parent si l'attribut XML « detectionState » du noeud n'est pas vide.</text:span></text:p>
        </text:list-item>
      </text:list>
      <text:p text:style-name="P1"><text:span text:style-name="T12">Elle dispose en outre de méthodes permettant de savoir si le fichier a été modifié ou supprimé, ainsi que de modifier ou de lire son contenu.</text:span></text:p>
      <text:p text:style-name="P1"><text:span text:style-name="T12"/></text:p>
      <text:h text:style-name="Heading_20_2" text:outline-level="2"><text:span text:style-name="T12">Classe Depot</text:span></text:h>
      <text:p text:style-name="P1"><text:span text:style-name="T12"><text:tab/>Classe qui hérite de </text:span><text:span text:style-name="T14">Dir.</text:span><text:span text:style-name="T12"> Elle représente un dépôt synchronisé sur le serveur, c'est à dire la racine d'un ensemble de fichiers et de répertoires synchronisés avec d'autres utilisateurs.</text:span></text:p>
      <text:p text:style-name="P12">Attributs importants :</text:p>
      <text:list xml:id="list842210805" text:continue-list="list1814208810" text:style-name="L5">
        <text:list-item>
          <text:p text:style-name="P16">readOnly : <text:span text:style-name="T11">booléen déterminant l'accessibilité en écriture de l'ensemble des médias du dépôt.</text:span></text:p>
        </text:list-item>
        <text:list-item>
          <text:p text:style-name="P16">Revision : <text:span text:style-name="T11">numéro de révision SVN du dépôt.</text:span></text:p>
        </text:list-item>
      </text:list>
      <text:p text:style-name="P12">Méthodes importantes :</text:p>
      <text:list xml:id="list1982211165" text:continue-list="list1695576435" text:style-name="L6">
        <text:list-item>
          <text:p text:style-name="P17"><text:span text:style-name="T2">loadDepot : </text:span><text:span text:style-name="T11">méthode statique identique à </text:span><text:span text:style-name="T14">Dir ::</text:span><text:span text:style-name="T2">loadDir</text:span><text:span text:style-name="T11">, à ceci prés qu'elle retourne un objet de type </text:span><text:span text:style-name="T14">Depot. </text:span><text:span text:style-name="T11">Le numéro de revision et l'accessibilité en écriture sont en outre lus depuis le noeud XML.</text:span></text:p>
          <text:p text:style-name="P17"><text:span text:style-name="T11"/></text:p>
        </text:list-item>
      </text:list>
      <text:h text:style-name="P22" text:outline-level="2"><text:span text:style-name="T11">Classe Socket</text:span></text:h>
      <text:p text:style-name="P1"><text:span text:style-name="T11">Classe implémentant une socket bas-niveau assurant la liaison avec le serveur. Cette classe hérite de la classe </text:span><text:span text:style-name="T14">QsslSocket </text:span><text:span text:style-name="T12">qui crée une liaison TCP, sécurisée par le protocole SSL. Les méthodes </text:span><text:span text:style-name="T14">connectToServer </text:span><text:span text:style-name="T12">et </text:span><text:span text:style-name="T14">disconnectFromServer </text:span><text:span text:style-name="T12">permettent de se connecter ou de se déconnecter à une adresse IP et à un port que l'on précise. </text:span></text:p>
      <text:p text:style-name="P1"><text:span text:style-name="T12">La structure des paquets que nous faisons transiter entre notre client et notre serveur est la suivante : </text:span></text:p>
      <text:list xml:id="list459719318" text:style-name="L7">
        <text:list-item>
          <text:p text:style-name="P4"><text:span text:style-name="T12">un entier non signé contenant la taille totale en octet du paquet.</text:span></text:p>
        </text:list-item>
        <text:list-item>
          <text:p text:style-name="P4"><text:span text:style-name="T12">Puis attaché à cet entier, le message en lui même.</text:span></text:p>
        </text:list-item>
      </text:list>
      <text:p text:style-name="P1"><text:span text:style-name="T12">Lorsqu'un morceau du paquet arrive via notre socket, la méthode </text:span><text:span text:style-name="T5">inputStream </text:span><text:span text:style-name="T12">se charge d'attendre que tout le message soit parvenu. Elle le recompose alors et émet le signal </text:span><text:span text:style-name="T5">receiveMessage </text:span><text:span text:style-name="T12">contenant le message.</text:span></text:p>
      <text:p text:style-name="P1"><text:span text:style-name="T12"/></text:p>
      <text:p text:style-name="P1"><text:span text:style-name="T12">NB : <text:tab/>Pour que cette connexion fonctionne, nous sommes obligés d'ignorer les erreurs SSL. En effet, <text:tab/>les certificats que nous utilisons n'ont été signés par aucune autorité de confiance, et l'erreur <text:tab/>« The certificate is self-signed and untrusted » obtenue à la réception du certificat du serveur ne <text:tab/>nous permettrait pas d'avancer si on ne l'ignorait pas.</text:span></text:p>
      <text:p text:style-name="P1"><text:span text:style-name="T12"/></text:p>
      <text:h text:style-name="Heading_20_2" text:outline-level="2"><text:span text:style-name="T14">Classe</text:span><text:span text:style-name="T12"> </text:span><text:span text:style-name="T14">Message</text:span></text:h>
      <text:p text:style-name="Text_20_body"><text:span text:style-name="T12">Les messages qui transitent entre le client et le serveur peuvent être de natures différentes :</text:span></text:p>
      <text:list xml:id="list1125402221" text:style-name="L8">
        <text:list-item>
          <text:p text:style-name="P5"><text:span text:style-name="T14">FileInfo </text:span><text:span text:style-name="T12">: information concernant les médias, qui peut être de plusieurs types différents :</text:span></text:p>
          <text:list>
            <text:list-item>
              <text:p text:style-name="P5"><text:span text:style-name="T12">UPDATED : le contenu d'un fichier a été modifié. Le message contient alors le nouveau contenu, transformé en BASE64 pour que les données binaires puissent aussi transiter.</text:span></text:p>
            </text:list-item>
            <text:list-item>
              <text:p text:style-name="P5"><text:span text:style-name="T12">CREATED : création d'un nouveau média, à rajouter à la liste de synchronisation.</text:span></text:p>
            </text:list-item>
            <text:list-item>
              <text:p text:style-name="P5"><text:span text:style-name="T12">REMOVED : suppression d'un média</text:span></text:p>
            </text:list-item>
            <text:list-item>
              <text:p text:style-name="P5">REVISION_FILE_INFO : donne le numéro de révision du dépôt et le nom du dépôt.</text:p>
            </text:list-item>
          </text:list>
        </text:list-item>
      </text:list>
      <text:list xml:id="list114148160" text:style-name="L9">
        <text:list-item>
          <text:p text:style-name="P20">END_OLD_DETECTIONS : <text:span text:style-name="T9">??????????</text:span></text:p>
        </text:list-item>
        <text:list-item>
          <text:p text:style-name="P20">IDENTIFICATION : <text:span text:style-name="T9">relatif à l'identification du client sur le serveur.</text:span></text:p>
        </text:list-item>
        <text:list-item>
          <text:p text:style-name="P20">RESPONSE : <text:span text:style-name="T9">réponse par rapport à </text:span><text:span text:style-name="T21">une requête (un message d'une des trois natures précédentes</text:span><text:span text:style-name="T9">) reçue plus tôt. Là encore, une réponse peut être de différents types :</text:span></text:p>
          <text:list>
            <text:list-item>
              <text:p text:style-name="P6"><text:span text:style-name="T9">Des réponses à un </text:span><text:span text:style-name="T2">FileInfo </text:span><text:span text:style-name="T9">: </text:span></text:p>
              <text:list>
                <text:list-item>
                  <text:p text:style-name="P6"><text:span text:style-name="T9">ACCEPT_FILE_INFO : tout s'est bien passé, on accepte la modification et on l'a bien pris en compte</text:span></text:p>
                </text:list-item>
                <text:list-item>
                  <text:p text:style-name="P6"><text:span text:style-name="T9">REJECT_FILE_INFO_FOR_PARAMETERS : la requête était erroné, les paramètres avec lesquels elle a été envoyée étaient mauvais.</text:span></text:p>
                </text:list-item>
                <text:list-item>
                  <text:p text:style-name="P6"><text:span text:style-name="T9">REJECT_FILE_INFO_FOR_RIGHTS : la requête n'a pas pu être accordée car les droits de l'utilisateur l'ayant envoyée ne sont pas suffisants.</text:span></text:p>
                </text:list-item>
                <text:list-item>
                  <text:p text:style-name="P6"><text:soft-page-break/><text:span text:style-name="T9">REJECT_FILE_INFO_FOR_CONFLICT : un conflit SVN a été détecté suite à la requête</text:span></text:p>
                </text:list-item>
                <text:list-item>
                  <text:p text:style-name="P6"><text:span text:style-name="T9">REJECT_FILE_INFO_FOR_SVNERROR : une erreur SVN est apparue quand la requête a été exécutée.</text:span></text:p>
                </text:list-item>
              </text:list>
            </text:list-item>
          </text:list>
        </text:list-item>
      </text:list>
      <text:list xml:id="list1064595627" text:style-name="L10">
        <text:list-item>
          <text:p text:style-name="P7"><text:span text:style-name="T9">Des réponses à une </text:span><text:span text:style-name="T2">IDENTIFICATION :</text:span></text:p>
          <text:list>
            <text:list-item>
              <text:p text:style-name="P21">ACCEPT_IDENTIFICATION : l'identification au serveur s'est effectuée sans problème.</text:p>
            </text:list-item>
            <text:list-item>
              <text:p text:style-name="P21">REJECT_IDENTIFICATION_FOR_PSEUDO : identification rejetée car le pseudo n'existe pas.</text:p>
            </text:list-item>
            <text:list-item>
              <text:p text:style-name="P21">REJECT_IDENTIFICATION_FOR_PASSWORD : identification rejetée car le mot de passe ne correspond pas au pseudo renseigné.</text:p>
            </text:list-item>
            <text:list-item>
              <text:p text:style-name="P21">REJECT_IDENTIFICATION_FOR_BLOCK : ?????????????</text:p>
            </text:list-item>
          </text:list>
        </text:list-item>
      </text:list>
      <text:list xml:id="list842371257" text:style-name="L11">
        <text:list-item>
          <text:p text:style-name="P8"><text:span text:style-name="T20">Des erreurs de connexion :</text:span></text:p>
          <text:list>
            <text:list-item>
              <text:p text:style-name="P8"><text:span text:style-name="T20">NOT_CONNECT : soit la connexion avec le serveur n'est pas établie, soit nous ne sommes pas identifiés.</text:span></text:p>
            </text:list-item>
            <text:list-item>
              <text:p text:style-name="P8"><text:span text:style-name="T20">NOT_PARAMETERS : identique à REJECT_FILE_INFO_FOR_PARAMETERS</text:span></text:p>
            </text:list-item>
            <text:list-item>
              <text:p text:style-name="P8"><text:span text:style-name="T20">NOT_TIMEOUT : délai d'envoie de la requête dépassé</text:span></text:p>
            </text:list-item>
            <text:list-item>
              <text:p text:style-name="P8">NOT_SEND : l'envoie d'une requête à échoué, pour une autre raison.</text:p>
            </text:list-item>
          </text:list>
        </text:list-item>
      </text:list>
      <text:p text:style-name="P19"><text:span text:style-name="T9"/></text:p>
      <text:p text:style-name="P19"><text:span text:style-name="T9">Pour écrire ces messages, nous disposons des classes </text:span>Request <text:span text:style-name="T9">et </text:span>Response<text:span text:style-name="T9">, qui hérite d'une classe </text:span>Me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4-18T06:50:00</meta:creation-date>
    <dc:date>2011-04-18T14:20:02</dc:date>
    <dc:creator>julien </dc:creator>
    <meta:editing-duration>PT05H02M25S</meta:editing-duration>
    <meta:editing-cycles>2</meta:editing-cycles>
    <meta:generator>OpenOffice.org/3.2$Linux OpenOffice.org_project/320m12$Build-9483</meta:generator>
    <meta:document-statistic meta:table-count="0" meta:image-count="0" meta:object-count="0" meta:page-count="4" meta:paragraph-count="72" meta:word-count="1283" meta:character-count="7912"/>
  </office:meta>
</office:document-meta>
</file>